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26">
            <text:p>2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4">
            <text:p>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30">
            <text:p>30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10.07.2014</text:date>, <text:time>21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53S</meta:editing-duration>
    <meta:editing-cycles>31</meta:editing-cycles>
    <meta:generator>OpenOffice/4.1.0$Win32 OpenOffice.org_project/410m18$Build-9764</meta:generator>
    <dc:date>2014-07-10T21:56:44.70</dc:date>
    <dc:creator>F S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